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400000032E85D76FE4FC1EC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269cm" svg:height="1.763cm" draw:transform="rotate (-3.14159265358979) translate (11.134cm 15.73cm)">
          <draw:image xlink:href="Pictures/100000000000002400000032E85D76FE4FC1EC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8T09:22:35.943000000</dc:date>
    <meta:editing-duration>PT39S</meta:editing-duration>
    <meta:editing-cycles>1</meta:editing-cycles>
    <meta:document-statistic meta:object-count="1"/>
    <meta:generator>LibreOffice/6.0.0.3$Windows_x86 LibreOffice_project/64a0f66915f38c6217de274f0aa8e15618924765</meta:generator>
  </office:meta>
</office:document-meta>
</file>